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1">
      <style:graphic-properties fo:min-height="12.75cm"/>
    </style:style>
    <style:style style:name="pr8" style:family="presentation" style:parent-style-name="Alizarin-outline1" style:list-style-name="L1">
      <style:graphic-properties fo:min-height="12.7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 style:list-style-name="L1">
      <style:graphic-properties fo:min-height="12.75cm"/>
    </style:style>
    <style:style style:name="pr11" style:family="presentation" style:parent-style-name="Alizarin-outline1" style:list-style-name="L1">
      <style:graphic-properties fo:min-height="12.75cm"/>
    </style:style>
    <style:style style:name="pr12" style:family="presentation" style:parent-style-name="Alizarin-outline1">
      <style:graphic-properties fo:min-height="12.75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  <style:text-properties fo:language="en" fo:country="GB" style:font-size-asian="18pt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style:font-name="Source Code Pro" fo:font-size="18pt" fo:language="en" fo:country="GB" style:font-size-asian="18pt" style:font-size-complex="18pt"/>
    </style:style>
    <style:style style:name="T3" style:family="text">
      <style:text-properties style:font-name="Source Code Pro" fo:font-size="18pt" fo:language="en" fo:country="GB" fo:font-weight="bold" style:font-size-asian="18pt" style:font-weight-asian="bold" style:font-size-complex="18pt" style:font-weight-complex="bold"/>
    </style:style>
    <style:style style:name="T4" style:family="text">
      <style:text-properties style:font-name="Source Code Pro" fo:font-size="18pt" fo:language="en" fo:country="GB" fo:font-weight="normal" style:font-size-asian="18pt" style:font-weight-asian="normal" style:font-size-complex="18pt" style:font-weight-complex="normal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fo:language="en" fo:country="GB" fo:font-weight="normal" style:font-weight-asian="normal" style:font-weight-complex="normal"/>
    </style:style>
    <style:style style:name="T7" style:family="text">
      <style:text-properties fo:language="en" fo:country="GB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language="en" fo:country="GB" fo:font-style="italic" style:font-style-asian="italic" style:font-style-complex="italic"/>
    </style:style>
    <style:style style:name="T9" style:family="text">
      <style:text-properties style:font-name="Source Sans Pro Light" fo:font-size="22pt" fo:language="en" fo:country="GB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Elementary Web Application Security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nsecure applications may cause a lot of trouble</text:span></text:p>
                <text:list>
                  <text:list-item>
                    <text:p><text:span text:style-name="T1">Lawsuits</text:span><text:span text:style-name="T1"><text:line-break/></text:span><text:span text:style-name="T1"/></text:p>
                  </text:list-item>
                  <text:list-item>
                    <text:p><text:span text:style-name="T1">Loss of trust</text:span><text:span text:style-name="T1"><text:line-break/></text:span><text:span text:style-name="T1"/></text:p>
                  </text:list-item>
                  <text:list-item>
                    <text:p><text:span text:style-name="T1">Financial losses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 eventually leading to end of your business</text:span><text:span text:style-name="T1"><text:line-break/></text:span><text:span text:style-name="T1"/></text:p>
              </text:list-item>
              <text:list-item>
                <text:p><text:span text:style-name="T1">GDPR</text:span></text:p>
              </text:list-item>
            </text:list>
          </draw:text-box>
        </draw:frame>
        <draw:frame draw:style-name="gr2" draw:text-style-name="P4" draw:layer="layout" svg:width="0.502cm" svg:height="1.187cm" svg:x="1.503cm" svg:y="9.26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Elementary Security?</text:span>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Security is complex – attackers are usually one step ahead</text:span><text:span text:style-name="T1"><text:line-break/></text:span><text:span text:style-name="T1"/></text:p>
              </text:list-item>
              <text:list-item>
                <text:p><text:span text:style-name="T1">This lecture introduces basic security issues every developer should be aware of</text:span></text:p>
                <text:list>
                  <text:list-header>
                    <text:p><text:span text:style-name="T1"/></text:p>
                  </text:list-header>
                </text:list>
              </text:list-item>
              <text:list-item>
                <text:p><text:span text:style-name="T1">If you handle super-sensitive data, hire an experienced security advisor (or become one ;) )</text:span></text:p>
                <text:list>
                  <text:list-item>
                    <text:p><text:span text:style-name="T1">Governmental services, marketing agencies, health insurance companies</text:span></text:p>
                  </text:list-item>
                  <text:list-item>
                    <text:p><text:span text:style-name="T1">Banks</text:span></text:p>
                  </text:list-item>
                  <text:list-item>
                    <text:p><text:span text:style-name="T1">Militar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0.502cm" svg:height="1.187cm" svg:x="1.503cm" svg:y="9.269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Basic Concepts</text:span><text:span text:style-name="T1"><text:tab/></text:span></text:p>
          </draw:text-box>
        </draw:frame>
        <draw:frame presentation:style-name="pr8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1">Encrypt/hash sensitive data</text:span></text:p>
                <text:list>
                  <text:list-item>
                    <text:p><text:span text:style-name="T1">Use algorithms considered safe/state-of-the-ar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inimize number of ways users can interact with your system</text:span><text:span text:style-name="T1"><text:line-break/></text:span><text:span text:style-name="T1"/></text:p>
              </text:list-item>
              <text:list-item>
                <text:p><text:span text:style-name="T1">Use trusted/well-tested/commonly-used libraries</text:span><text:span text:style-name="T1"><text:line-break/></text:span><text:span text:style-name="T1"/></text:p>
              </text:list-item>
              <text:list-item>
                <text:p><text:span text:style-name="T1">Follow security feeds for system/libraries/software you use</text:span><text:span text:style-name="T1"><text:line-break/></text:span><text:span text:style-name="T1"/></text:p>
              </text:list-item>
              <text:list-item>
                <text:p><text:span text:style-name="T1">Security through obscurity is pointles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Types of Security Areas</text:span></text:p>
          </draw:text-box>
        </draw:frame>
        <draw:frame presentation:style-name="pr10" draw:text-style-name="P1" draw:layer="layout" svg:width="25.5cm" svg:height="13cm" svg:x="1cm" svg:y="5.5cm" presentation:class="outline">
          <draw:text-box>
            <text:list text:style-name="L1">
              <text:list-item>
                <text:p><text:span text:style-name="T1">User Authentication &amp; Authorization</text:span></text:p>
              </text:list-item>
              <text:list-item>
                <text:p><text:span text:style-name="T1">Sensitive Data Protection</text:span></text:p>
                <text:list>
                  <text:list-item>
                    <text:p><text:span text:style-name="T1">Passwords, credit card information, social security number</text:span></text:p>
                  </text:list-item>
                  <text:list-item>
                    <text:p><text:span text:style-name="T1">Server configuration, error messages, logs, debugger</text:span></text:p>
                  </text:list-item>
                </text:list>
              </text:list-item>
              <text:list-item>
                <text:p><text:span text:style-name="T1">Code Security</text:span></text:p>
                <text:list>
                  <text:list-item>
                    <text:p><text:span text:style-name="T1">Prevent attacker from running malicious code inside your application/page</text:span></text:p>
                  </text:list-item>
                </text:list>
              </text:list-item>
              <text:list-item>
                <text:p><text:span text:style-name="T1">Data Transfer Security</text:span></text:p>
                <text:list>
                  <text:list-item>
                    <text:p><text:span text:style-name="T1">Prevent attacker from reading sensitive data on their way from user to your <text:s/>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1" draw:text-style-name="P1" draw:layer="layout" svg:width="25.5cm" svg:height="13cm" svg:x="1cm" svg:y="5.5cm" presentation:class="outline">
          <draw:text-box>
            <text:list text:style-name="L1">
              <text:list-header>
                <text:p><text:span text:style-name="T1">Possible problems:</text:span><text:span text:style-name="T1"><text:line-break/></text:span><text:span text:style-name="T1"/></text:p>
                <text:list>
                  <text:list-item>
                    <text:p><text:span text:style-name="T1">User can login with invalid credentials</text:span><text:span text:style-name="T1"><text:line-break/></text:span><text:span text:style-name="T1"/></text:p>
                  </text:list-item>
                  <text:list-item>
                    <text:p><text:span text:style-name="T1">User can call a function he is not supposed to call</text:span><text:span text:style-name="T1"><text:line-break/></text:span><text:span text:style-name="T1"/></text:p>
                  </text:list-item>
                  <text:list-item>
                    <text:p><text:span text:style-name="T1">User can access a view he is not supposed to see</text:span><text:span text:style-name="T1"><text:line-break/></text:span><text:span text:style-name="T1"/></text:p>
                  </text:list-item>
                  <text:list-item>
                    <text:p><text:span text:style-name="T1">Identity hijack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User can login with invalid credentials</text:span></text:p>
              </text:list-item>
            </text:list>
            <text:list text:style-name="L1">
              <text:list-item>
                <text:p><text:span text:style-name="T1">Always force user to input the exact username &amp; password pair</text:span></text:p>
                <text:list>
                  <text:list-item>
                    <text:p><text:span text:style-name="T1">e.g. no *-case conversion of the login form inpu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revent manipulation of the login query via SQL injection</text:span><text:span text:style-name="T1"><text:line-break/></text:span><text:span text:style-name="T1"><text:line-break/></text:span><text:span text:style-name="T2">String </text:span><text:span text:style-name="T3">query</text:span><text:span text:style-name="T2"> = <text:s/>“SELECT count(*) FROM users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HERE username = “ + </text:span><text:span text:style-name="T3">uname</text:span><text:span text:style-name="T2"> + “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ND password = “ + </text:span><text:span text:style-name="T3">pwd</text:span><text:span text:style-name="T4">;</text:span><text:span text:style-name="T2"><text:line-break/></text:span><text:span text:style-name="T2"><text:line-break/></text:span><text:span text:style-name="T3">pwd</text:span><text:span text:style-name="T2"> = “0 OR 1 = 1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>
            <draw:text-box>
              <text:p><text:span text:style-name="T1">Example01</text:span>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User can call a function he is not supposed to call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ommon cause: handling authorization only on the UI level</text:span><text:span text:style-name="T1"><text:line-break/></text:span><text:span text:style-name="T1"/></text:p>
                <text:list>
                  <text:list-item>
                    <text:p><text:span text:style-name="T1">Why is this bad?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User can call a function he is not supposed to call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ommon cause: handling authorization only on the UI level</text:span><text:span text:style-name="T1"><text:line-break/></text:span><text:span text:style-name="T1"/></text:p>
                <text:list>
                  <text:list-item>
                    <text:p><text:span text:style-name="T1">Why is this bad?</text:span><text:span text:style-name="T1"><text:line-break/></text:span><text:span text:style-name="T1"/></text:p>
                    <text:list>
                      <text:list-item>
                        <text:p><text:span text:style-name="T1">Testability – testing on the UI level is much more difficult</text:span></text:p>
                      </text:list-item>
                      <text:list-item>
                        <text:p><text:span text:style-name="T1">What if we have multiple access points – webapp, web service API</text:span></text:p>
                      </text:list-item>
                      <text:list-item>
                        <text:p><text:span text:style-name="T1">Authorization is part of the </text:span><text:span text:style-name="T5">business logic </text:span><text:span text:style-name="T6">→</text:span><text:span text:style-name="T5"> </text:span><text:span text:style-name="T6">belongs into the application layer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User can call a function he is not supposed to call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ommon cause: handling authorization only on the UI level</text:span><text:span text:style-name="T1"><text:line-break/></text:span><text:span text:style-name="T1"/></text:p>
              </text:list-item>
              <text:list-item>
                <text:p><text:span text:style-name="T1">Prevention: check user´s permissions before calling any restricted functions </text:span></text:p>
                <text:list>
                  <text:list-item>
                    <text:p><text:span text:style-name="T1">Inside the function</text:span></text:p>
                  </text:list-item>
                  <text:list-item>
                    <text:p><text:span text:style-name="T1">Using aspects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User can access a view he is not supposed to see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ommon cause: “hiding” the view without restricting access</text:span><text:span text:style-name="T1"><text:line-break/></text:span><text:span text:style-name="T1"/></text:p>
                <text:list>
                  <text:list-item>
                    <text:p><text:span text:style-name="T1">e.g. hidden menu item, but if user knows/guesses the URL, he can access the pag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Prevention: check user´s permission when changing the view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Permissions check: application layer vs view/controller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Application Layer</text:span></text:p>
                <text:list>
                  <text:list-item>
                    <text:p><text:span text:style-name="T1">Ensures only authorized users </text:span><text:span text:style-name="T5">perform</text:span><text:span text:style-name="T1"> particular actions</text:span></text:p>
                  </text:list-item>
                  <text:list-item>
                    <text:p><text:span text:style-name="T1">Easy to test with automated tests</text:span></text:p>
                  </text:list-item>
                  <text:list-item>
                    <text:p><text:span text:style-name="T1">Shared by all callers (UI, web service API, RPC, …)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View/Controller Layer</text:span></text:p>
                <text:list>
                  <text:list-item>
                    <text:p><text:span text:style-name="T1">Ensures only authorized users </text:span><text:span text:style-name="T5">can see</text:span><text:span text:style-name="T1"> particular views</text:span></text:p>
                  </text:list-item>
                  <text:list-item>
                    <text:p><text:span text:style-name="T1">Another layer of security in case there are bugs in the application layer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uthentication &amp; Authorization Issues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Identity Hijack</text:span></text:p>
              </text:list-item>
              <text:list-item>
                <text:p><text:span text:style-name="T1"/></text:p>
              </text:list-item>
            </text:list>
            <text:list text:style-name="L1">
              <text:list-item>
                <text:p><text:span text:style-name="T1">Attacker gains access to user‘s authenticated session</text:span><text:span text:style-name="T1"><text:line-break/></text:span><text:span text:style-name="T1"/></text:p>
              </text:list-item>
            </text:list>
            <text:list text:style-name="L4">
              <text:list-item>
                <text:list>
                  <text:list-item>
                    <text:p><text:span text:style-name="T1">Attacker gains access to user‘s workstation with open session</text:span></text:p>
                    <text:list>
                      <text:list-item>
                        <text:p><text:span text:style-name="T1">Workplace, internet cafe…</text:span><text:span text:style-name="T1"><text:line-break/></text:span><text:span text:style-name="T1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1">Cross-site-request-forgery (CSRF)</text:span></text:p>
                    <text:list>
                      <text:list-item>
                        <text:p><text:span text:style-name="T1">Malicious script on different tab takes advantage of open session in the same browser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ttacker gets access to user´s workst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Impossible to prevent – we don´t control our users</text:span></text:p>
              </text:list-item>
              <text:list-item>
                <text:p><text:span text:style-name="T1"/></text:p>
              </text:list-item>
              <text:list-item>
                <text:p><text:span text:style-name="T1">→ </text:span><text:span text:style-name="T1">minimizing the probability/damage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For preventing access to already open session</text:span></text:p>
                <text:list>
                  <text:list-item>
                    <text:p><text:span text:style-name="T1">Reasonable session timeout</text:span></text:p>
                  </text:list-item>
                  <text:list-item>
                    <text:p><text:span text:style-name="T1">Require extra authentication for sensitive actions</text:span></text:p>
                    <text:list>
                      <text:list-item>
                        <text:p><text:span text:style-name="T1">e.g. for access to administration interface, user must re-authenticate even if logged-in already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Attacker gets access to user´s workst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Impossible to prevent – we don´t control our users</text:span></text:p>
              </text:list-item>
              <text:list-item>
                <text:p><text:span text:style-name="T1"/></text:p>
              </text:list-item>
              <text:list-item>
                <text:p><text:span text:style-name="T1">→ </text:span><text:span text:style-name="T1">minimizing the probability/damage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For preventing access via credentials stored in browser</text:span><text:span text:style-name="T1"><text:line-break/></text:span><text:span text:style-name="T1"/></text:p>
                <text:list>
                  <text:list-item>
                    <text:p><text:span text:style-name="T1">Two-factor authentication</text:span><text:span text:style-name="T1"><text:line-break/></text:span><text:span text:style-name="T1"/></text:p>
                  </text:list-item>
                  <text:list-item>
                    <text:p><text:span text:style-name="T1">Note: There are hacks to prevent browser from storing credentials, but they are, to my knowledge, not reliable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“</text:span><text:span text:style-name="T1">Malicious code forces </text:span><text:span text:style-name="T7">browser</text:span><text:span text:style-name="T1"> to perform an action on a trusted site to which user is currently authenticated” (src: OWASP.org)</text:span></text:p>
            <text:p><text:span text:style-name="T1"/></text:p>
            <text:list text:style-name="L1">
              <text:list-item>
                <text:p><text:span text:style-name="T1">Basic session-based authentication is shared within browser process (e.g. different tab)</text:span><text:span text:style-name="T1"><text:line-break/></text:span><text:span text:style-name="T1"/></text:p>
              </text:list-item>
              <text:list-item>
                <text:p><text:span text:style-name="T1">→ </text:span><text:span text:style-name="T1">Malicious page in another tab can send authorized requests to your 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Before we start:</text:span></text:p>
            <text:list text:style-name="L1">
              <text:list-item>
                <text:p><text:span text:style-name="T1">What is same-origin policy</text:span></text:p>
              </text:list-item>
              <text:list-item>
                <text:p><text:span text:style-name="T1">What is cross-origin requ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Source Origin:</text:span></text:p>
            <text:list text:style-name="L1">
              <text:list-item>
                <text:p><text:span text:style-name="T1">Via HTTP headers:</text:span></text:p>
                <text:list>
                  <text:list-item>
                    <text:p><text:span text:style-name="T1">Origin – host from which request originates</text:span><text:span text:style-name="T1"><text:line-break/></text:span><text:span text:style-name="T1"><text:tab/></text:span><text:span text:style-name="T1">(</text:span><text:span text:style-name="T5">https://mypage.org</text:span><text:span text:style-name="T1">/foo.html)</text:span></text:p>
                  </text:list-item>
                  <text:list-item>
                    <text:p><text:span text:style-name="T1">Referer – full path from which request originates</text:span><text:span text:style-name="T1"><text:line-break/></text:span><text:span text:style-name="T1"><text:tab/></text:span><text:span text:style-name="T1">(</text:span><text:span text:style-name="T5">https://mypage.org/foo.html</text:span><text:span text:style-name="T1">)</text:span><text:span text:style-name="T1"><text:line-break/></text:span><text:span text:style-name="T1"/></text:p>
                  </text:list-item>
                  <text:list-item>
                    <text:p><text:span text:style-name="T8">Cannot be manipulated by code → secure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Target Origin – depends on whether server is behind a proxy:</text:span></text:p>
            <text:p><text:span text:style-name="T1"/></text:p>
            <text:list text:style-name="L1">
              <text:list-item>
                <text:p><text:span text:style-name="T1">No proxy</text:span></text:p>
                <text:list>
                  <text:list-item>
                    <text:p><text:span text:style-name="T1">From request URL</text:span></text:p>
                  </text:list-item>
                  <text:list-item>
                    <text:p><text:span text:style-name="T1">From </text:span><text:span text:style-name="T5">Host</text:span><text:span text:style-name="T6"> HTTP header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Target Origin – depends on whether server is behind a proxy:</text:span></text:p>
            <text:p><text:span text:style-name="T1"/></text:p>
            <text:list text:style-name="L1">
              <text:list-item>
                <text:p><text:span text:style-name="T1">Behind proxy</text:span></text:p>
                <text:list>
                  <text:list-item>
                    <text:p><text:span text:style-name="T1">Via application settings (most secure, increases complexity of deployment)</text:span></text:p>
                  </text:list-item>
                  <text:list-item>
                    <text:p><text:span text:style-name="T1">X-Forwarded-Host HTTP header</text:span></text:p>
                    <text:list>
                      <text:list-item>
                        <text:p><text:span text:style-name="T5">Host</text:span><text:span text:style-name="T1"> header will contain URL of the proxied server, not the one in the original request to the proxy</text:span></text:p>
                      </text:list-item>
                      <text:list-item>
                        <text:p><text:span text:style-name="T1">Most proxies input original received Host header when forwarding the request into </text:span><text:span text:style-name="T5">X-Forwarded-Host</text:span><text:span text:style-name="T1"><text:line-break/></text:span><text:span text:style-name="T1"/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Scenarios:</text:span></text:p>
            <text:list text:style-name="L1">
              <text:list-item>
                <text:p><text:span text:style-name="T1">Single domain&amp;port deployments</text:span><text:span text:style-name="T1"><text:line-break/></text:span><text:span text:style-name="T1"/></text:p>
                <text:list>
                  <text:list-item>
                    <text:p><text:span text:style-name="T1">Source and Target origins must match</text:span></text:p>
                  </text:list-item>
                  <text:list-item>
                    <text:p><text:span text:style-name="T1">Other pages cannot make requests to your application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Scenarios:</text:span></text:p>
            <text:list text:style-name="L1">
              <text:list-item>
                <text:p><text:span text:style-name="T1">Multi-domain/port deployments</text:span><text:span text:style-name="T1"><text:line-break/></text:span><text:span text:style-name="T1"/></text:p>
                <text:list>
                  <text:list-item>
                    <text:p><text:span text:style-name="T1">Multiple services, angular app and <text:s/>back-end server</text:span></text:p>
                  </text:list-item>
                  <text:list-item>
                    <text:p><text:span text:style-name="T1">Only configured (fixed) list of Source origins allowed</text:span></text:p>
                  </text:list-item>
                  <text:list-item>
                    <text:p><text:span text:style-name="T1">Other pages cannot make requests to your application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1: Check request Source Origin matches Target Origin</text:span></text:p>
            <text:p><text:span text:style-name="T1"/></text:p>
            <text:p><text:span text:style-name="T1">Scenarios:</text:span></text:p>
            <text:list text:style-name="L1">
              <text:list-item>
                <text:p><text:span text:style-name="T1">Public WebService API</text:span><text:span text:style-name="T1"><text:line-break/></text:span><text:span text:style-name="T1"/></text:p>
                <text:list>
                  <text:list-item>
                    <text:p><text:span text:style-name="T1">Public access required</text:span></text:p>
                    <text:list>
                      <text:list-item>
                        <text:p><text:span text:style-name="T1">→ </text:span><text:span text:style-name="T1">No source-target origin check possible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Have to provide another protection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2: Synchronizer (CSRF) Tokens</text:span></text:p>
            <text:p><text:span text:style-name="T1"/></text:p>
            <text:list text:style-name="L1">
              <text:list-item>
                <text:p><text:span text:style-name="T1">Randomly generated token on user authentication</text:span></text:p>
                <text:list>
                  <text:list-item>
                    <text:p><text:span text:style-name="T1">Enough randomness to make it impossible for attacker to guess</text:span></text:p>
                  </text:list-item>
                  <text:list-item>
                    <text:p><text:span text:style-name="T1">Stored within session server-sid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ach request must include the token</text:span></text:p>
                <text:list>
                  <text:list-item>
                    <text:p><text:span text:style-name="T1">Request parameter</text:span></text:p>
                  </text:list-item>
                  <text:list-item>
                    <text:p><text:span text:style-name="T1">Hidden form field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rver rejects requests that fail token validation!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Sidenote: Token in request parameters is potentially insecure</text:span><text:span text:style-name="T1"><text:line-break/></text:span><text:span text:style-name="T1">(GET, DELETE, …)</text:span><text:span text:style-name="T1"><text:line-break/></text:span><text:span text:style-name="T1"/></text:p>
            <text:list text:style-name="L1">
              <text:list-item>
                <text:list>
                  <text:list-item>
                    <text:p><text:span text:style-name="T1">Token is part of URL → is visible at many places</text:span></text:p>
                    <text:list>
                      <text:list-item>
                        <text:p><text:span text:style-name="T1">Browser history, server logs, Referer header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Linked site can read the Referer header → can read URL and the CSRF token</text:span></text:p>
                    <text:list>
                      <text:list-item>
                        <text:p><text:span text:style-name="T1">→ </text:span><text:span text:style-name="T1">Malicious or hacked linked sites can perform CSRF attack using the token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3: Double Submit Cookie</text:span></text:p>
            <text:p><text:span text:style-name="T1"/></text:p>
            <text:list text:style-name="L4">
              <text:list-item>
                <text:p><text:span text:style-name="T1">Randomly generated token on user authentication</text:span></text:p>
                <text:list>
                  <text:list-item>
                    <text:p><text:span text:style-name="T1">Enough randomness to make it impossible for attacker to guess</text:span></text:p>
                  </text:list-item>
                  <text:list-item>
                    <text:p><text:span text:style-name="T1">Stored within cookie client-side – attacker cannot modify cookie values (same origin policy)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ach request must include the token</text:span></text:p>
                <text:list>
                  <text:list-item>
                    <text:p><text:span text:style-name="T1">Request parameter, request header</text:span></text:p>
                  </text:list-item>
                  <text:list-item>
                    <text:p><text:span text:style-name="T1">Hidden form field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nt values in parameter and cookie must match!</text:span></text:p>
                <text:p><text:span text:style-name="T1"/></text:p>
              </text:list-item>
            </text:list>
            <text:list text:style-name="L1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on 4: Encrypted Token Pattern</text:span></text:p>
            <text:p><text:span text:style-name="T1"/></text:p>
            <text:list text:style-name="L4">
              <text:list-item>
                <text:p><text:span text:style-name="T1">Token created by encryption on user authentication</text:span></text:p>
                <text:list>
                  <text:list-item>
                    <text:p><text:span text:style-name="T1">Encrypted value: userId + timestamp + nonce</text:span></text:p>
                  </text:list-item>
                  <text:list-item>
                    <text:p><text:span text:style-name="T1">Encryption key stored on the serve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ach request must include the token</text:span></text:p>
                <text:list>
                  <text:list-item>
                    <text:p><text:span text:style-name="T1">Request parameter, request header</text:span></text:p>
                  </text:list-item>
                  <text:list-item>
                    <text:p><text:span text:style-name="T1">Hidden form field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rver decrypts the token and checks validity</text:span></text:p>
                <text:list>
                  <text:list-item>
                    <text:p><text:span text:style-name="T1">Inability to decrypt the token signifies attack attemp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dvantage: doesn´t require session or cook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ng WS Endpoints</text:span></text:p>
            <text:p><text:span text:style-name="T1"/></text:p>
            <text:list text:style-name="L1">
              <text:list-item>
                <text:p><text:span text:style-name="T1">If possible, use custom request header with AJAX requests</text:span></text:p>
                <text:list>
                  <text:list-item>
                    <text:p><text:span text:style-name="T1">commonly: </text:span><text:span text:style-name="T5">X-Requested-With: XMLHttpRequest</text:span></text:p>
                  </text:list-item>
                  <text:list-item>
                    <text:p><text:span text:style-name="T1">Based on the fact browsers enforce </text:span><text:span text:style-name="T5">same-origin policy</text:span><text:span text:style-name="T5"><text:line-break/></text:span><text:span text:style-name="T5"/></text:p>
                  </text:list-item>
                  <text:list-item>
                    <text:p><text:span text:style-name="T6">But what if the origin is different (e.g. public APIs)?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Protecting WS Endpoints</text:span></text:p>
            <text:p><text:span text:style-name="T1"/></text:p>
            <text:list text:style-name="L1">
              <text:list-item>
                <text:p><text:span text:style-name="T1">For public APIs (same origin doesn´t apply)</text:span><text:span text:style-name="T1"><text:line-break/></text:span><text:span text:style-name="T1"/></text:p>
                <text:list>
                  <text:list-item>
                    <text:p><text:span text:style-name="T1">Consumer needs to provide set of allowed origins on registration</text:span><text:span text:style-name="T1"><text:line-break/></text:span><text:span text:style-name="T1"/></text:p>
                  </text:list-item>
                  <text:list-item>
                    <text:p><text:span text:style-name="T1">→ </text:span><text:span text:style-name="T1">you can check whether request origin matches the provided one</text:span></text:p>
                  </text:list-item>
                  <text:list-item>
                    <text:p><text:span text:style-name="T1">→ </text:span><text:span text:style-name="T1">technically replaces the same-origin policy</text:span><text:span text:style-name="T1"><text:line-break/></text:span><text:span text:style-name="T1"/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Request Forgery (CSRF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p><text:span text:style-name="T1">Sources</text:span></text:p>
            <text:p><text:span text:style-name="T1"/></text:p>
            <text:list text:style-name="L1">
              <text:list-item>
                <text:p><text:span text:style-name="T1"><text:a xlink:href="https://www.owasp.org/index.php/Cross-Site_Request_Forgery_(CSRF)_Prevention_Cheat_Sheet" xlink:type="simple">https://www.owasp.org/index.php/Cross-Site_Request_Forgery_(CSRF)_Prevention_Cheat_Sheet</text:a></text:span></text:p>
              </text:list-item>
              <text:list-item>
                <text:p><text:span text:style-name="T1"><text:a xlink:href="https://developer.mozilla.org/en-US/docs/Glossary/Forbidden_header_name" xlink:type="simple">https://developer.mozilla.org/en-US/docs/Glossary/Forbidden_header_name</text:a></text:span></text:p>
              </text:list-item>
              <text:list-item>
                <text:p><text:span text:style-name="T1"><text:a xlink:href="https://en.wikipedia.org/wiki/Same-origin_policy" xlink:type="simple">https://en.wikipedia.org/wiki/Same-origin_policy</text:a></text:span></text:p>
              </text:list-item>
              <text:list-item>
                <text:p><text:span text:style-name="T1"><text:a xlink:href="https://www.owasp.org/" xlink:type="simple">https://www.owasp.org/</text:a></text:span></text:p>
                <text:p><text:span text:style-name="T1"><text:line-break/></text:span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Most protective &amp; authentication methods rely on sending secret data (passwords, tokens) between client and server.</text:span></text:p>
              </text:list-item>
              <text:list-item>
                <text:p><text:span text:style-name="T1"/></text:p>
              </text:list-item>
            </text:list>
            <text:list text:style-name="L1">
              <text:list-header>
                <text:p><text:span text:style-name="T1">→ </text:span><text:span text:style-name="T1">If attacker can read your communication, other protections are useless</text:span></text:p>
                <text:p><text:span text:style-name="T1"/></text:p>
                <text:p><text:span text:style-name="T1">→ </text:span><text:span text:style-name="T1">all communication must be encrypted</text:span></text:p>
                <text:p><text:span text:style-name="T1">→ </text:span><text:span text:style-name="T1">server/both parties must be verified</text:span></text:p>
                <text:list>
                  <text:list-item>
                    <text:list>
                      <text:list-item>
                        <text:p><text:span text:style-name="T1">“</text:span><text:span text:style-name="T1">I know to who I´m sending the data”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Man-in-the-Middle Atta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Connection encryption via SSL/TLS</text:span></text:p>
              </text:list-item>
            </text:list>
            <text:p><text:span text:style-name="T1"/></text:p>
            <text:list text:style-name="L5">
              <text:list-header>
                <text:p><text:span text:style-name="T1">TODO ima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Connection encryption via SSL/TLS</text:span></text:p>
              </text:list-item>
            </text:list>
            <text:p><text:span text:style-name="T1"/></text:p>
            <text:list text:style-name="L6">
              <text:list-item>
                <text:p><text:span text:style-name="T1"><text:s/></text:span><text:span text:style-name="T1">Asymmetric encryption used to share key for symmetric encryption</text:span><text:span text:style-name="T1"><text:line-break/></text:span><text:span text:style-name="T1"/></text:p>
              </text:list-item>
              <text:list-item>
                <text:p><text:span text:style-name="T1"><text:s/></text:span><text:span text:style-name="T1">Symmetric encryption used to encrypt the transported data</text:span></text:p>
                <text:list>
                  <text:list-item>
                    <text:p><text:span text:style-name="T1"><text:s/></text:span><text:span text:style-name="T1">It is faster than asymmetric encryp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Upper layer protocols (e.g. HTTP or websocket) remain unchang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Party verification</text:span></text:p>
              </text:list-item>
            </text:list>
            <text:list text:style-name="L1">
              <text:list-item>
                <text:p><text:span text:style-name="T1">Any server can use SSL/TLS communication, including malicious ones</text:span></text:p>
              </text:list-item>
              <text:list-item>
                <text:p><text:span text:style-name="T1">Certificates must be trusted by clients (browser, application)</text:span></text:p>
                <text:list>
                  <text:list-item>
                    <text:p><text:span text:style-name="T1">Having database of all certificates would be too costly</text:span></text:p>
                    <text:p><text:span text:style-name="T1">→ </text:span><text:span text:style-name="T1">several trusted certificate authorities issue certificates</text:span></text:p>
                    <text:list>
                      <text:list-item>
                        <text:list>
                          <text:list-item>
                            <text:p><text:span text:style-name="T1">Certificates issued by a trusted CA are trusted</text:span></text:p>
                          </text:list-item>
                          <text:list-item>
                            <text:p><text:span text:style-name="T1">IdenTrust, Comodo, DigiCert, GoDaddy, …, Let´s Encrypt (free, use it!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Party verification</text:span><text:span text:style-name="T1"><text:line-break/></text:span><text:span text:style-name="T1"/></text:p>
              </text:list-item>
            </text:list>
            <text:list text:style-name="L1">
              <text:list-item>
                <text:p><text:span text:style-name="T1">Certificate Authorities are responsible for issuing certificates only to proven domain owners</text:span><text:span text:style-name="T1"><text:line-break/></text:span><text:span text:style-name="T1"/></text:p>
              </text:list-item>
              <text:list-item>
                <text:p><text:span text:style-name="T1">Whole internet is built on trust <text:s/></text:span></text:p>
                <text:list>
                  <text:list-item>
                    <text:p><text:span text:style-name="T1">compromised certificate authorities can cause a lot of trouble</text:span></text:p>
                    <text:p><text:span text:style-name="T1"/></text:p>
                  </text:list-item>
                </text:list>
              </text:list-item>
              <text:list-item>
                <text:p><text:span text:style-name="T1">Services can create own certificate authorities for internal purposes</text:span><text:span text:style-name="T1"><text:line-break/></text:span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Party verification</text:span></text:p>
              </text:list-item>
            </text:list>
            <text:list text:style-name="L1">
              <text:list-item>
                <text:p><text:span text:style-name="T1">Services can create own certificate authorities for internal purposes</text:span><text:span text:style-name="T1"><text:line-break/></text:span><text:span text:style-name="T1"/></text:p>
                <text:list>
                  <text:list-item>
                    <text:p><text:span text:style-name="T1">Such authorities can be used to issue certificates for:</text:span></text:p>
                    <text:list>
                      <text:list-item>
                        <text:p><text:span text:style-name="T1">Testing during development</text:span></text:p>
                      </text:list-item>
                      <text:list-item>
                        <text:p><text:span text:style-name="T1">X.509 authentication – client sends its personal certificate instead of/in addition to username&amp;password pair</text:span></text:p>
                      </text:list-item>
                      <text:list-item>
                        <text:p><text:span text:style-name="T1">Server then verifies that the certificate has been issued by its own authority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Party verification</text:span><text:span text:style-name="T1"><text:line-break/></text:span><text:span text:style-name="T1">Browsers warn you when certificate provided by a site is not trusted → do not accept blindly!</text:span></text:p>
              </text:list-item>
              <text:list-item>
                <text:p><text:span text:style-name="T1"/></text:p>
              </text:list-item>
              <text:list-item>
                <text:p><text:span text:style-name="T1">TODO: browser screenshot</text:span><text:span text:style-name="T1"><text:line-break/></text:span><text:span text:style-name="T1"/></text:p>
              </text:list-item>
            </text:list>
            <text:list text:style-name="L1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Communic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Party verification</text:span><text:span text:style-name="T1"><text:line-break/></text:span><text:span text:style-name="T1">Code libraries reject connections when certificate is not trusted</text:span></text:p>
                <text:list>
                  <text:list-item>
                    <text:p><text:span text:style-name="T1">Many stackoverflow answers recommend turning the certificate verification off. </text:span></text:p>
                  </text:list-item>
                  <text:list-item>
                    <text:p><text:span text:style-name="T6">→ </text:span><text:span text:style-name="T6">disables the party verification</text:span></text:p>
                  </text:list-item>
                  <text:list-item>
                    <text:p><text:span text:style-name="T6">→ </text:span><text:span text:style-name="T6">vulnerable to man-in-the-middle attack</text:span></text:p>
                  </text:list-item>
                  <text:list-item>
                    <text:p><text:span text:style-name="T6">→</text:span><text:span text:style-name="T5"> </text:span><text:span text:style-name="T5">Never do that! <text:s/>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6">Put your own certificate authority in the trusted certificate store for the particular programming library/language to find).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1">
              <text:list-header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checked User Input<text:tab/>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Every way client can interact with your system is a possible attack vector<text:line-break/></text:p>
                <text:list>
                  <text:list-item>
                    <text:p>Injection attacks<text:line-break/></text:p>
                  </text:list-item>
                  <text:list-item>
                    <text:p>Cross-Site Scrip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SQL Injec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User provides specially-crafted SQL as form input which is then executed within the database<text:line-break/></text:p>
              </text:list-item>
              <text:list-item>
                <text:p text:style-name="P1">Goals:</text:p>
                <text:list>
                  <text:list-item>
                    <text:p text:style-name="P1">Get restricted data – trick application into printing arbitrary query results to UI<text:line-break/></text:p>
                  </text:list-item>
                  <text:list-item>
                    <text:p text:style-name="P1">Hijack identity – change user passwords<text:line-break/></text:p>
                  </text:list-item>
                  <text:list-item>
                    <text:p text:style-name="P1">Cause damage – drop database, delete records, modify reco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SQL Injec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String loginQ</text:span><text:span text:style-name="T3">uery</text:span><text:span text:style-name="T2"> = <text:s/>“SELECT count(*) FROM users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WHERE username = “ + </text:span><text:span text:style-name="T3">uname</text:span><text:span text:style-name="T2"> + “ 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ND password = “ + </text:span><text:span text:style-name="T3">pwd</text:span><text:span text:style-name="T4">;</text:span><text:span text:style-name="T2"><text:line-break/></text:span><text:span text:style-name="T2"><text:line-break/></text:span><text:span text:style-name="T3">pwd</text:span><text:span text:style-name="T2"> = “0; UPDATE users SET password = password(“mypass”);”</text:span></text:p>
                <text:p><text:span text:style-name="T9"/></text:p>
              </text:list-item>
              <text:list-item>
                <text:p><text:span text:style-name="T9">Now I can login as any user.</text:span><text:span text:style-name="T9"><text:line-break/></text:span><text:span text:style-name="T9"/></text:p>
              </text:list-item>
              <text:list-item>
                <text:p><text:span text:style-name="T9">How to prevent this kind of attack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SQL Injec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Always escape all user inputs so that they appear as string literals in the query<text:line-break/></text:p>
              </text:list-item>
              <text:list-item>
                <text:p text:style-name="P1">Most languages/frameworks provide mechanism for passing parameters to queries which handle that for you</text:p>
                <text:list>
                  <text:list-item>
                    <text:p text:style-name="P1">Use them! - well-tested and (almost :) )bug-free</text:p>
                    <text:p text:style-name="P1"/>
                  </text:list-item>
                  <text:list-item>
                    <text:p text:style-name="P1">JDBC – PreparedStatement, TODO some more examp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Scripting (XSS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„TODO official def“<text:line-break/></text:p>
              </text:list-item>
              <text:list-item>
                <text:p>Another type of injection attack – allows attacker to add arbitrary script into your page<text:line-break/></text:p>
              </text:list-item>
              <text:list-item>
                <text:p>Very dangerous – script is executed by your page → passes many browser-based protections (e.g. against CSR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Cross-Site Scripting (XSS)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TODO examp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Deployment Configur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Even well-written application may be unsafe if deployed in unsafe environment and/or configuration<text:line-break/></text:p>
              </text:list-item>
              <text:list-item>
                <text:p text:style-name="P1">Application Configuration<text:line-break/></text:p>
                <text:list>
                  <text:list-item>
                    <text:p text:style-name="P1">Debug/profiling enabled</text:p>
                  </text:list-item>
                  <text:list-item>
                    <text:p text:style-name="P1">Error/Exception printing to browser</text:p>
                  </text:list-item>
                  <text:list-item>
                    <text:p text:style-name="P1">Development mode – often certain protections/checks disabled</text:p>
                    <text:list>
                      <text:list-item>
                        <text:p text:style-name="P1">e.g. cross-origin request head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nsafe Deployment Configuration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Environment Configuration<text:line-break/></text:p>
                <text:list>
                  <text:list-item>
                    <text:p text:style-name="P1">Remote SSH access to root account enabled<text:line-break/></text:p>
                  </text:list-item>
                  <text:list-item>
                    <text:p text:style-name="P1">Open unnecessary ports</text:p>
                    <text:list>
                      <text:list-item>
                        <text:p text:style-name="P1">e.g. with AWS you need to specifically specify which IP addresses can SSH to server</text:p>
                      </text:list-item>
                      <text:list-item>
                        <text:p text:style-name="P1">With databases – always allow fixed set of servers which can connect remotely<text:line-break/></text:p>
                      </text:list-item>
                    </text:list>
                  </text:list-item>
                  <text:list-item>
                    <text:p text:style-name="P1">Outdated system libraries – follow security feeds for your system<text:line-break/></text:p>
                  </text:list-item>
                  <text:list-item>
                    <text:p text:style-name="P1">Weak file system access rules for critical files (certificates, configuration files with password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Summary</text:span></text:p>
          </draw:text-box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Security is a complex issue influencing many different areas of application development and runtime → if you have sensitive data, get an expert!<text:line-break/></text:p>
              </text:list-item>
              <text:list-item>
                <text:p text:style-name="P1">One security vulnerability may negate the others<text:line-break/></text:p>
              </text:list-item>
              <text:list-item>
                <text:p text:style-name="P1">Limit user access to your system as much as possible (without restricting functionality)</text:p>
                <text:list>
                  <text:list-item>
                    <text:p text:style-name="P1">Do not trust user inpu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?</text:p>
          </draw:text-box>
        </draw:frame>
        <draw:frame presentation:style-name="pr12" draw:layer="layout" svg:width="25.5cm" svg:height="13cm" svg:x="1cm" svg:y="5.5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55"/>Thank you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1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Design-Related Security Issu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Faulty User Authorization</text:span></text:p>
          </draw:text-box>
        </draw:frame>
        <draw:frame presentation:style-name="pr12" draw:text-style-name="P1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<text:span text:style-name="T1">User Input Related</text:span></text:p>
          </draw:text-box>
        </draw:frame>
        <draw:frame presentation:style-name="pr12" draw:text-style-name="P1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21:34:44.333000000</meta:creation-date>
    <meta:editing-duration>PT3H20M34S</meta:editing-duration>
    <meta:editing-cycles>49</meta:editing-cycles>
    <meta:generator>LibreOffice/5.4.2.2$Windows_x86 LibreOffice_project/22b09f6418e8c2d508a9eaf86b2399209b0990f4</meta:generator>
    <dc:date>2018-08-06T15:35:13.198000000</dc:date>
    <meta:document-statistic meta:object-count="24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